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5.743cm" fo:margin-left="1.263cm" table:align="left"/>
    </style:style>
    <style:style style:name="Tableau1.A" style:family="table-column">
      <style:table-column-properties style:column-width="4.41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66cm"/>
    </style:style>
    <style:style style:name="Tableau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fe7f5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743cm" fo:margin-left="1.263cm" table:align="left"/>
    </style:style>
    <style:style style:name="Tableau2.A" style:family="table-column">
      <style:table-column-properties style:column-width="2.757cm"/>
    </style:style>
    <style:style style:name="Tableau2.B" style:family="table-column">
      <style:table-column-properties style:column-width="12.986cm"/>
    </style:style>
    <style:style style:name="Tableau2.A1" style:family="table-cell">
      <style:table-cell-properties fo:background-color="#cfe7f5" fo:padding="0.097cm" fo:border="0.05pt solid #000000">
        <style:background-image/>
      </style:table-cell-properties>
    </style:style>
    <style:style style:name="Tableau2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743cm" fo:margin-left="1.263cm" table:align="left"/>
    </style:style>
    <style:style style:name="Tableau3.A" style:family="table-column">
      <style:table-column-properties style:column-width="7.232cm"/>
    </style:style>
    <style:style style:name="Tableau3.B" style:family="table-column">
      <style:table-column-properties style:column-width="8.511cm"/>
    </style:style>
    <style:style style:name="Tableau3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background-color="#cfe7f5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5.743cm" fo:margin-left="1.263cm" table:align="left"/>
    </style:style>
    <style:style style:name="Tableau4.A" style:family="table-column">
      <style:table-column-properties style:column-width="1.94cm"/>
    </style:style>
    <style:style style:name="Tableau4.B" style:family="table-column">
      <style:table-column-properties style:column-width="3.948cm"/>
    </style:style>
    <style:style style:name="Tableau4.C" style:family="table-column">
      <style:table-column-properties style:column-width="2.006cm"/>
    </style:style>
    <style:style style:name="Tableau4.D" style:family="table-column">
      <style:table-column-properties style:column-width="7.849cm"/>
    </style:style>
    <style:style style:name="Tableau4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cfe7f5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371cm"/>
    </style:style>
    <style:style style:name="Table1.B" style:family="table-column">
      <style:table-column-properties style:column-width="11.642cm"/>
    </style:style>
    <style:style style:name="Table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text-properties fo:font-size="11pt" style:font-size-asian="11pt" style:font-size-complex="11pt"/>
    </style:style>
    <style:style style:name="P11" style:family="paragraph" style:parent-style-name="Standard">
      <style:paragraph-properties fo:line-height="150%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4" style:family="paragraph" style:parent-style-name="Table_20_Contents">
      <style:paragraph-properties fo:margin-left="0cm" fo:margin-right="0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5" style:family="paragraph" style:parent-style-name="Preformatted_20_Text">
      <style:paragraph-properties fo:margin-left="0cm" fo:margin-right="0cm" fo:text-indent="0cm" style:auto-text-indent="false"/>
      <style:text-properties style:font-name="Liberation Serif" fo:font-size="11pt" style:font-size-asian="11pt" style:font-size-complex="11pt"/>
    </style:style>
    <style:style style:name="P16" style:family="paragraph" style:parent-style-name="Table_20_Contents">
      <style:paragraph-properties fo:margin-left="-0.097cm" fo:margin-right="-0.009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Preformatted_20_Text">
      <style:text-properties style:font-name="Liberation Serif" fo:font-size="11pt" style:font-size-asian="11pt" style:font-size-complex="11pt"/>
    </style:style>
    <style:style style:name="P18" style:family="paragraph" style:parent-style-name="Standard" style:list-style-name="L1"/>
    <style:style style:name="P19" style:family="paragraph" style:parent-style-name="Standard" style:list-style-name="L2"/>
    <style:style style:name="P20" style:family="paragraph" style:parent-style-name="Standard" style:master-page-name="Standard">
      <style:paragraph-properties fo:line-height="150%" style:page-number="auto"/>
      <style:text-properties fo:font-size="11pt" fo:font-weight="bold" style:font-size-asian="11pt" style:font-weight-asian="bold" style:font-size-complex="11pt" style:font-weight-complex="bold"/>
    </style:style>
    <style:style style:name="P21" style:family="paragraph" style:parent-style-name="Heading_20_1" style:master-page-name="Standard">
      <style:paragraph-properties style:page-number="auto" fo:break-before="page"/>
    </style:style>
    <style:style style:name="T1" style:family="text">
      <style:text-properties style:font-name="Liberation Seri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Objet :</text:p>
      <text:p text:style-name="P10"><text:tab/><text:span text:style-name="T1">Le document détaille le cas d'utilisation </text:span><text:span text:style-name="T1">du passage d'une commande ou d'une demande de devis</text:span></text:p>
      <text:p text:style-name="P10"/>
      <text:p text:style-name="P10"/>
      <text:p text:style-name="P10"/>
      <text:p text:style-name="P12">Auteur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6">Auteurs</text:p>
          </table:table-cell>
          <table:table-cell table:style-name="Tableau1.A1" office:value-type="string">
            <text:p text:style-name="P16">Approbateurs</text:p>
          </table:table-cell>
          <table:table-cell table:style-name="Tableau1.C1" office:value-type="string">
            <text:p text:style-name="P16">Validation</text:p>
          </table:table-cell>
        </table:table-row>
        <table:table-row>
          <table:table-cell table:style-name="Tableau1.A3" office:value-type="string">
            <text:p text:style-name="P13">Christophe GUIEU</text:p>
          </table:table-cell>
          <table:table-cell table:style-name="Tableau1.B3" office:value-type="string">
            <text:p text:style-name="P17">Yahya BENTAHILA (YSECO)</text:p>
            <text:p text:style-name="P17">Éloi PERDEREAU (YSECO)</text:p>
            <text:p text:style-name="P17">Sébastien DELECRAZ (YSECO)</text:p>
            <text:p text:style-name="P15">Oumar SISSOKO (YSECO)</text:p>
          </table:table-cell>
          <table:table-cell table:style-name="Tableau1.C3" office:value-type="string">
            <text:p text:style-name="P13"/>
          </table:table-cell>
        </table:table-row>
        <table:table-row>
          <table:table-cell table:style-name="Tableau1.A3" office:value-type="string">
            <text:p text:style-name="P14">Livré le :19/09</text:p>
          </table:table-cell>
          <table:table-cell table:style-name="Tableau1.B3" office:value-type="string">
            <text:p text:style-name="P14">Approuvé le :24/09</text:p>
          </table:table-cell>
          <table:table-cell table:style-name="Tableau1.C3" office:value-type="string">
            <text:p text:style-name="P14">Validé :</text:p>
          </table:table-cell>
        </table:table-row>
      </table:table>
      <text:p text:style-name="P10"/>
      <text:p text:style-name="P10"><text:tab/></text:p>
      <text:p text:style-name="P10"/>
      <text:p text:style-name="P11">Diffusion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5">Diffusion</text:p>
          </table:table-cell>
          <table:covered-table-cell/>
        </table:table-row>
        <table:table-row>
          <table:table-cell table:style-name="Tableau2.A2" office:value-type="string">
            <text:p text:style-name="P3">À :</text:p>
          </table:table-cell>
          <table:table-cell table:style-name="Tableau2.B3" office:value-type="string">
            <text:p text:style-name="P2"/>
          </table:table-cell>
        </table:table-row>
        <table:table-row>
          <table:table-cell table:style-name="Tableau2.A2" office:value-type="string">
            <text:p text:style-name="P3">Copie à :</text:p>
          </table:table-cell>
          <table:table-cell table:style-name="Tableau2.B3" office:value-type="string">
            <text:p text:style-name="P17">Yahya BENTAHILA (YSECO)</text:p>
            <text:p text:style-name="P17">Éloi PERDEREAU (YSECO)</text:p>
            <text:p text:style-name="P17">Christophe GUIEU (YSECO)</text:p>
            <text:p text:style-name="P17">Oumar SISSOKO (YSECO)</text:p>
          </table:table-cell>
        </table:table-row>
      </table:table>
      <text:p text:style-name="P10"/>
      <text:p text:style-name="P10"/>
      <text:p text:style-name="P10"/>
      <text:p text:style-name="P11">Document de référence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6">Nom du document</text:p>
          </table:table-cell>
        </table:table-row>
        <table:table-row>
          <table:table-cell table:style-name="Tableau3.A2" office:value-type="string">
            <text:p text:style-name="P2">Diagramme d'utilisations</text:p>
          </table:table-cell>
          <table:table-cell table:style-name="Tableau3.B2" office:value-type="string">
            <text:p text:style-name="P2">CU_diagramme_utilisations</text:p>
          </table:table-cell>
        </table:table-row>
      </table:table>
      <text:p text:style-name="P10"/>
      <text:p text:style-name="P10"/>
      <text:p text:style-name="P10"/>
      <text:p text:style-name="P11">Historique 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>
          <table:table-cell table:style-name="Tableau4.A4" office:value-type="string">
            <text:p text:style-name="P2">1.0</text:p>
          </table:table-cell>
          <table:table-cell table:style-name="Tableau4.B4" office:value-type="string">
            <text:p text:style-name="P2">Christophe GUIEU</text:p>
          </table:table-cell>
          <table:table-cell table:style-name="Tableau4.C4" office:value-type="string">
            <text:p text:style-name="P2">19/09/2013</text:p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  <table:table-row>
          <table:table-cell table:style-name="Tableau4.A4" office:value-type="string">
            <text:p text:style-name="P2"/>
          </table:table-cell>
          <table:table-cell table:style-name="Tableau4.B4" office:value-type="string">
            <text:p text:style-name="P2"/>
          </table:table-cell>
          <table:table-cell table:style-name="Tableau4.C4" office:value-type="string">
            <text:p text:style-name="P2"/>
          </table:table-cell>
          <table:table-cell table:style-name="Tableau4.D4" office:value-type="string">
            <text:p text:style-name="P2"/>
          </table:table-cell>
        </table:table-row>
      </table:table>
      <text:p text:style-name="P10"/>
      <text:h text:style-name="P21" text:outline-level="1">Cas d'utilisation : Passer commande</text:h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Acteur principal</text:p>
          </table:table-cell>
          <table:table-cell table:style-name="Table1.B1" office:value-type="string">
            <text:p text:style-name="Standard">Utilisateur</text:p>
          </table:table-cell>
        </table:table-row>
        <table:table-row>
          <table:table-cell table:style-name="Table1.A2" office:value-type="string">
            <text:p text:style-name="Standard">Objectifs</text:p>
          </table:table-cell>
          <table:table-cell table:style-name="Table1.B7" office:value-type="string">
            <text:p text:style-name="Standard">L'utilisateur passe une commande</text:p>
          </table:table-cell>
        </table:table-row>
        <table:table-row>
          <table:table-cell table:style-name="Table1.A2" office:value-type="string">
            <text:p text:style-name="Standard">Préconditions</text:p>
          </table:table-cell>
          <table:table-cell table:style-name="Table1.B7" office:value-type="string">
            <text:p text:style-name="Standard">La commande n'est pas enregistrée</text:p>
          </table:table-cell>
        </table:table-row>
        <table:table-row>
          <table:table-cell table:style-name="Table1.A2" office:value-type="string">
            <text:p text:style-name="Standard">Postconditions</text:p>
          </table:table-cell>
          <table:table-cell table:style-name="Table1.B7" office:value-type="string">
            <text:p text:style-name="Standard">La commande de l'utilisateur est enregistrée</text:p>
          </table:table-cell>
        </table:table-row>
        <table:table-row>
          <table:table-cell table:style-name="Table1.A2" office:value-type="string">
            <text:p text:style-name="Standard">Scénario nominal</text:p>
          </table:table-cell>
          <table:table-cell table:style-name="Table1.B7" office:value-type="string">
            <text:p text:style-name="Standard">1. L'utilisateur remplit son panier</text:p>
            <text:p text:style-name="Standard">2. L'utilisateur valide son panier</text:p>
            <text:p text:style-name="Standard">3. L'utilisateur remplit son formulaire de coordonnées</text:p>
            <text:p text:style-name="Standard">4. Choix entre commande ou devis</text:p>
          </table:table-cell>
        </table:table-row>
        <table:table-row>
          <table:table-cell table:style-name="Table1.A2" office:value-type="string">
            <text:p text:style-name="Standard">Extensions</text:p>
          </table:table-cell>
          <table:table-cell table:style-name="Table1.B7" office:value-type="string">
            <text:p text:style-name="Standard">2a. Le panier est vide</text:p>
            <text:list xml:id="list16855833401" text:style-name="L1">
              <text:list-item>
                <text:p text:style-name="P18">Le système affiche « Le panier est vide. »</text:p>
              </text:list-item>
              <text:list-item>
                <text:p text:style-name="P18">Le système revient à l'étape 1.</text:p>
              </text:list-item>
            </text:list>
            <text:p text:style-name="Standard">3.a Le formulaire n'est pas totalement remplis</text:p>
            <text:list xml:id="list601458465" text:style-name="L2">
              <text:list-item>
                <text:p text:style-name="P19">Le système affiche « Formulaire de contact incomplet. »</text:p>
              </text:list-item>
              <text:list-item>
                <text:p text:style-name="P19">Le système revient à l'étape 3.</text:p>
              </text:list-item>
            </text:list>
          </table:table-cell>
        </table:table-row>
        <table:table-row>
          <table:table-cell table:style-name="Table1.A2" office:value-type="string">
            <text:p text:style-name="Standard">Besoins IHM</text:p>
          </table:table-cell>
          <table:table-cell table:style-name="Table1.B7" office:value-type="string">
            <text:p text:style-name="Standard">Affichage des articles choisi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1" style:font-size-asian="10pt" style:font-name-complex="FreeSans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1T12:27:06</meta:creation-date>
    <meta:editing-duration>PT7M42S</meta:editing-duration>
    <meta:editing-cycles>18</meta:editing-cycles>
    <meta:generator>LibreOffice/3.5$Linux_x86 LibreOffice_project/350m1$Build-2</meta:generator>
    <dc:title>entete P1</dc:title>
    <meta:initial-creator>rhinoceros </meta:initial-creator>
    <dc:date>2013-09-25T10:31:43</dc:date>
    <dc:creator>GUIEU Christophe</dc:creator>
    <meta:document-statistic meta:table-count="5" meta:image-count="0" meta:object-count="0" meta:page-count="2" meta:paragraph-count="60" meta:word-count="193" meta:character-count="1254" meta:non-whitespace-character-count="1122"/>
    <meta:template xlink:type="simple" xlink:actuate="onRequest" xlink:title="entete P1" xlink:href="../../../../../../../../home/rhinoceros/.config/libreoffice/4/user/template/entete%20P1.ott" meta:date="2013-09-21T12:27:06"/>
  </office:meta>
</office:document-meta>
</file>